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automatic-styles>
    <style:style style:name="P1" style:family="paragraph" style:parent-style-name="Standard">
      <style:text-properties officeooo:rsid="00163914" officeooo:paragraph-rsid="00163914"/>
    </style:style>
    <style:style style:name="P2" style:family="paragraph" style:parent-style-name="Standard">
      <style:text-properties officeooo:rsid="001b7ad8" officeooo:paragraph-rsid="001b7ad8"/>
    </style:style>
    <style:style style:name="P3" style:family="paragraph" style:parent-style-name="Standard">
      <style:text-properties officeooo:rsid="001b7ad8" officeooo:paragraph-rsid="001b7ad8" fo:background-color="transparent"/>
    </style:style>
    <style:style style:name="P4" style:family="paragraph" style:parent-style-name="Standard">
      <style:text-properties officeooo:rsid="00254b6c" officeooo:paragraph-rsid="00254b6c" fo:background-color="transparent"/>
    </style:style>
    <style:style style:name="P5" style:family="paragraph" style:parent-style-name="Standard">
      <style:text-properties officeooo:rsid="001b7ad8" officeooo:paragraph-rsid="001b7ad8" fo:background-color="#ff0000"/>
    </style:style>
    <style:style style:name="P6" style:family="paragraph" style:parent-style-name="Standard">
      <style:text-properties officeooo:rsid="00199930" officeooo:paragraph-rsid="00199930" fo:background-color="#ff0000"/>
    </style:style>
    <style:style style:name="P7" style:family="paragraph" style:parent-style-name="Standard">
      <style:text-properties officeooo:rsid="00163914" officeooo:paragraph-rsid="00163914" fo:background-color="#ff0000"/>
    </style:style>
    <style:style style:name="P8" style:family="paragraph" style:parent-style-name="Standard" style:list-style-name="L1">
      <style:text-properties officeooo:paragraph-rsid="00163914"/>
    </style:style>
    <style:style style:name="P9" style:family="paragraph" style:parent-style-name="Standard" style:list-style-name="L1">
      <style:text-properties officeooo:rsid="00163914" officeooo:paragraph-rsid="00163914"/>
    </style:style>
    <style:style style:name="P10" style:family="paragraph" style:parent-style-name="Standard" style:list-style-name="L1">
      <style:text-properties officeooo:rsid="0022b069" officeooo:paragraph-rsid="0022b069"/>
    </style:style>
    <style:style style:name="P11" style:family="paragraph" style:parent-style-name="Standard" style:list-style-name="L2">
      <style:text-properties officeooo:paragraph-rsid="0016a850"/>
    </style:style>
    <style:style style:name="P12" style:family="paragraph" style:parent-style-name="Standard" style:list-style-name="L2">
      <style:text-properties officeooo:paragraph-rsid="0022b069"/>
    </style:style>
    <style:style style:name="P13" style:family="paragraph" style:parent-style-name="Standard" style:list-style-name="L2">
      <style:text-properties officeooo:rsid="0016a850" officeooo:paragraph-rsid="0016a850"/>
    </style:style>
    <style:style style:name="P14" style:family="paragraph" style:parent-style-name="Standard" style:list-style-name="L3">
      <style:text-properties officeooo:rsid="0016a850" officeooo:paragraph-rsid="0016a850"/>
    </style:style>
    <style:style style:name="P15" style:family="paragraph" style:parent-style-name="Standard" style:list-style-name="L4">
      <style:text-properties officeooo:rsid="0016a850" officeooo:paragraph-rsid="0016a850"/>
    </style:style>
    <style:style style:name="P16" style:family="paragraph" style:parent-style-name="Standard" style:list-style-name="L3">
      <style:text-properties officeooo:rsid="0023c8f7" officeooo:paragraph-rsid="0023c8f7"/>
    </style:style>
    <style:style style:name="P17" style:family="paragraph" style:parent-style-name="Standard" style:list-style-name="L4">
      <style:text-properties officeooo:rsid="0024a261" officeooo:paragraph-rsid="0024a261"/>
    </style:style>
    <style:style style:name="P18" style:family="paragraph" style:parent-style-name="Standard" style:list-style-name="L5">
      <style:text-properties officeooo:rsid="0024c0b0" officeooo:paragraph-rsid="0024c0b0" fo:background-color="transparent"/>
    </style:style>
    <style:style style:name="P19" style:family="paragraph" style:parent-style-name="Standard">
      <style:text-properties officeooo:rsid="00254b6c" officeooo:paragraph-rsid="00254b6c" fo:background-color="transparent"/>
    </style:style>
    <style:style style:name="P20" style:family="paragraph" style:parent-style-name="Standard">
      <style:text-properties officeooo:rsid="00266680" officeooo:paragraph-rsid="00266680" fo:background-color="transparent"/>
    </style:style>
    <style:style style:name="P21" style:family="paragraph" style:parent-style-name="Standard">
      <style:text-properties officeooo:rsid="0027607a" officeooo:paragraph-rsid="0027607a" fo:background-color="transparent"/>
    </style:style>
    <style:style style:name="P22" style:family="paragraph" style:parent-style-name="Standard">
      <style:text-properties officeooo:rsid="0028a028" officeooo:paragraph-rsid="0028a028" fo:background-color="transparent"/>
    </style:style>
    <style:style style:name="P23" style:family="paragraph" style:parent-style-name="Standard">
      <style:text-properties officeooo:rsid="00266680" officeooo:paragraph-rsid="00266680"/>
    </style:style>
    <style:style style:name="T1" style:family="text">
      <style:text-properties officeooo:rsid="00163914"/>
    </style:style>
    <style:style style:name="T2" style:family="text">
      <style:text-properties fo:font-variant="normal" fo:text-transform="none" fo:color="#000000" loext:opacity="100%" style:font-name="system-ui" fo:font-size="10.5pt" fo:letter-spacing="normal" fo:font-style="normal" fo:font-weight="normal" officeooo:rsid="0022b069"/>
    </style:style>
    <style:style style:name="T3" style:family="text">
      <style:text-properties fo:color="#000000" loext:opacity="100%" officeooo:rsid="00163914"/>
    </style:style>
    <style:style style:name="T4" style:family="text">
      <style:text-properties fo:color="#000000" loext:opacity="100%" officeooo:rsid="0022b069"/>
    </style:style>
    <style:style style:name="T5" style:family="text">
      <style:text-properties fo:color="#000000" loext:opacity="100%" fo:background-color="#ff0000" loext:char-shading-value="0"/>
    </style:style>
    <style:style style:name="T6" style:family="text">
      <style:text-properties officeooo:rsid="0016a850"/>
    </style:style>
    <style:style style:name="T7" style:family="text">
      <style:text-properties officeooo:rsid="00185762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1dba8f"/>
    </style:style>
    <style:style style:name="T11" style:family="text">
      <style:text-properties officeooo:rsid="0021294d"/>
    </style:style>
    <style:style style:name="T12" style:family="text">
      <style:text-properties officeooo:rsid="0021e8f6"/>
    </style:style>
    <style:style style:name="T13" style:family="text">
      <style:text-properties officeooo:rsid="0022b069"/>
    </style:style>
    <style:style style:name="T14" style:family="text">
      <style:text-properties officeooo:rsid="0023c8f7"/>
    </style:style>
    <style:style style:name="T15" style:family="text">
      <style:text-properties officeooo:rsid="0024c0b0" fo:background-color="#ff0000" loext:char-shading-value="0"/>
    </style:style>
    <style:style style:name="T16" style:family="text">
      <style:text-properties officeooo:rsid="0024a261"/>
    </style:style>
    <style:style style:name="T17" style:family="text">
      <style:text-properties officeooo:rsid="0024c0b0"/>
    </style:style>
    <style:style style:name="T18" style:family="text">
      <style:text-properties officeooo:rsid="00266680"/>
    </style:style>
    <style:style style:name="T19" style:family="text">
      <style:text-properties officeooo:rsid="0027607a"/>
    </style:style>
    <style:style style:name="T20" style:family="text">
      <style:text-properties officeooo:rsid="0028a02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en DataFrame <text:span text:style-name="T11">Adult Income</text:span> Dataset – </text:p>
      <text:p text:style-name="P1"/>
      <text:p text:style-name="P1"/>
      <text:list text:style-name="L1">
        <text:list-item>
          <text:p text:style-name="P9"><text:span text:style-name="T12">Extraído de la base de datos del Censo de USA en 1994</text:span>.</text:p>
        </text:list-item>
        <text:list-item>
          <text:p text:style-name="P9"><text:span text:style-name="T12">Income</text:span> (<text:span text:style-name="T12">Ingreso</text:span>): <text:span text:style-name="T12">Indica si un individuo gana mas de usd 50.000 a</text:span><text:span text:style-name="T13">ni</text:span><text:span text:style-name="T12">o</text:span>. <text:s/></text:p>
        </text:list-item>
        <text:list-item>
          <text:p text:style-name="P10">Cuenta con 48842 filas y 15 columnas.</text:p>
        </text:list-item>
        <text:list-item>
          <text:p text:style-name="P8"><text:span text:style-name="T1">Cada fila representa un </text:span><text:span text:style-name="T13">individuo</text:span><text:span text:style-name="T1">.</text:span></text:p>
        </text:list-item>
      </text:list>
      <text:p text:style-name="P1"/>
      <text:p text:style-name="P1">VARIABLES:</text:p>
      <text:list text:style-name="L2">
        <text:list-item>
          <text:p text:style-name="P11"><text:span text:style-name="T13">age</text:span><text:span text:style-name="T1">: </text:span><text:span text:style-name="T13">Edad del individuo</text:span><text:span text:style-name="T1">. (</text:span><text:span text:style-name="T2">De 17 a 90 anios</text:span><text:span text:style-name="T3">). </text:span><text:span text:style-name="T4">Numérica.</text:span></text:p>
        </text:list-item>
        <text:list-item>
          <text:p text:style-name="P12"><text:span text:style-name="T13">Workclass</text:span><text:span text:style-name="T1">: </text:span><text:span text:style-name="T13">Sector laboral</text:span><text:span text:style-name="T1"> </text:span><text:span text:style-name="T6">(</text:span><text:span text:style-name="T17">9 categorías</text:span><text:span text:style-name="T6">). </text:span><text:span text:style-name="T10">Categórica </text:span><text:span text:style-name="T13">nominal. </text:span><text:span text:style-name="T15">Incluye ?</text:span></text:p>
        </text:list-item>
        <text:list-item>
          <text:p text:style-name="P13"><text:span text:style-name="T13">fnlwgt</text:span>: <text:span text:style-name="T13">Representa a cuantas personas de la población equivale esa fila según sus características. Numérica.</text:span></text:p>
        </text:list-item>
        <text:list-item>
          <text:p text:style-name="P13"><text:span text:style-name="T13">education</text:span>: <text:span text:style-name="T13">Nivel educativo </text:span><text:span text:style-name="T14">(16 categorías)</text:span> <text:span text:style-name="T10">Categórica </text:span><text:span text:style-name="T14">ordinal.</text:span></text:p>
        </text:list-item>
        <text:list-item>
          <text:p text:style-name="P13"><text:span text:style-name="T14">educational-num</text:span>: <text:span text:style-name="T14">Anios de estudio</text:span> (<text:span text:style-name="T14">de 1 a 17</text:span>) <text:span text:style-name="T14">Numérica.</text:span></text:p>
        </text:list-item>
      </text:list>
      <text:list text:style-name="L3">
        <text:list-item>
          <text:p text:style-name="P14"><text:span text:style-name="T14">Maritial-status</text:span>: <text:span text:style-name="T14">Indica si esta casado </text:span>(<text:span text:style-name="T14">Yes, No</text:span>) <text:span text:style-name="T14">Categórica binaria</text:span><text:span text:style-name="T10">.</text:span></text:p>
        </text:list-item>
        <text:list-item>
          <text:p text:style-name="P16">Ocupation: Tipo de trabajo (15 categorías) Categórica nominal. <text:span text:style-name="T5">Incluye ?</text:span></text:p>
        </text:list-item>
      </text:list>
      <text:list text:style-name="L4">
        <text:list-item>
          <text:p text:style-name="P15"><text:span text:style-name="T14">Relationship</text:span>: <text:span text:style-name="T14">Relacion familiar del individuo</text:span>. <text:span text:style-name="T7">(</text:span><text:span text:style-name="T14">6 categorías</text:span><text:span text:style-name="T7">) </text:span><text:span text:style-name="T10">Categórica </text:span><text:span text:style-name="T14">nominal.</text:span></text:p>
        </text:list-item>
        <text:list-item>
          <text:p text:style-name="P15"><text:span text:style-name="T16">race</text:span>: <text:span text:style-name="T16">Etnia</text:span>. <text:span text:style-name="T7">(</text:span><text:span text:style-name="T16">5 categorías</text:span><text:span text:style-name="T7">) </text:span><text:span text:style-name="T10">categórica </text:span><text:span text:style-name="T16">nominal.</text:span></text:p>
        </text:list-item>
        <text:list-item>
          <text:p text:style-name="P15"><text:span text:style-name="T16">capital-gain</text:span>: <text:span text:style-name="T16">Dinero ganado fuera del salario. Numérica.</text:span></text:p>
        </text:list-item>
        <text:list-item>
          <text:p text:style-name="P17">Capital-loss: Dinero perdido. Numérica.</text:p>
        </text:list-item>
        <text:list-item>
          <text:p text:style-name="P17">Hours-per-week: Cantidad de horas trabajadas por semana (de 1 a 79). Numérica.</text:p>
        </text:list-item>
        <text:list-item>
          <text:p text:style-name="P17">native-country: Lais de origen (<text:span text:style-name="T17">42 categorías</text:span>). <text:span text:style-name="T17">Categórica nominal. </text:span><text:span text:style-name="T15">Incluye ?</text:span></text:p>
        </text:list-item>
      </text:list>
      <text:p text:style-name="P2"><text:span text:style-name="T8"/></text:p>
      <text:p text:style-name="P3">Variable objetivo:</text:p>
      <text:p text:style-name="P3"/>
      <text:list text:style-name="L5">
        <text:list-item>
          <text:p text:style-name="P18">income: Indica si el ingreso anual del individuo es menor o igual o mayor a usd 50.000. Categórica binaria.</text:p>
        </text:list-item>
      </text:list>
      <text:p text:style-name="P3"/>
      <text:p text:style-name="P4">Se encontraron 2799 <text:span text:style-name="T19">valores</text:span> “?” en la variable workclass. <text:span text:style-name="T18">~5% del total de los </text:span><text:span text:style-name="T19">valores</text:span><text:span text:style-name="T18">.</text:span></text:p>
      <text:p text:style-name="P4">Se encontraron 2809 <text:span text:style-name="T19">valores</text:span> <text:s/>“?” en la variable ocupation. <text:span text:style-name="T18">~5% del total de los </text:span><text:span text:style-name="T19">valores</text:span><text:span text:style-name="T18">.</text:span></text:p>
      <text:p text:style-name="P4">Se encontraron 857 <text:span text:style-name="T19">valores</text:span> con “?” en la variable native-country. <text:span text:style-name="T18">~1% del total de los </text:span><text:span text:style-name="T19">valores</text:span><text:span text:style-name="T18">.</text:span></text:p>
      <text:p text:style-name="P20">Se <text:s/>rea<text:span text:style-name="T19">lizo</text:span> una imputación por moda en las tres variables ya que <text:span text:style-name="T19">son categóricas.</text:span></text:p>
      <text:p text:style-name="P21">Workclass ? → <text:span text:style-name="T20">Private</text:span></text:p>
      <text:p text:style-name="P22">occupation ? → Prof-specialty</text:p>
      <text:p text:style-name="P22">native-country ?→ United-States</text:p>
      <text:p text:style-name="P23"><text:span text:style-name="T9"/></text:p>
      <text:p text:style-name="P5"/>
      <text:p text:style-name="P5"/>
      <text:p text:style-name="P5"/>
      <text:p text:style-name="P5"/>
      <text:p text:style-name="P6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4T14:21:55.545265588</meta:creation-date>
    <dc:date>2026-04-06T22:21:41.876995018</dc:date>
    <meta:editing-duration>PT3H41M41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1" meta:paragraph-count="28" meta:word-count="269" meta:character-count="1690" meta:non-whitespace-character-count="1461"/>
  </office:meta>
</office:document-meta>
</file>